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a0c1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Heading_20_5">
      <style:paragraph-properties fo:line-height="100%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a0c1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16ffd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normal" officeooo:paragraph-rsid="001a0c1d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a0c1d"/>
    </style:style>
    <style:style style:name="P6" style:family="paragraph" style:parent-style-name="Text_20_body">
      <style:paragraph-properties fo:line-height="100%" fo:text-align="start" style:justify-single-word="false"/>
      <style:text-properties fo:color="#000000" loext:opacity="100%" style:font-name="Times New Roman" fo:font-size="16pt" style:text-underline-style="none" fo:font-weight="normal" officeooo:paragraph-rsid="0016ffd9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line-height="100%"/>
      <style:text-properties fo:color="#000000" loext:opacity="100%" style:font-name="Times New Roman" fo:font-size="12pt" style:text-underline-style="none" style:font-size-asian="12pt" style:font-size-complex="12pt"/>
    </style:style>
    <style:style style:name="P8" style:family="paragraph" style:parent-style-name="Text_20_body">
      <style:paragraph-properties fo:line-height="100%"/>
      <style:text-properties fo:color="#000000" loext:opacity="100%" style:font-name="Times New Roman" fo:font-size="12pt" fo:font-style="normal" style:text-underline-style="none" fo:font-weight="normal" officeooo:paragraph-rsid="001a0c1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orphans="2" fo:widows="2" fo:text-indent="0in" style:auto-text-indent="false"/>
      <style:text-properties fo:color="#000000" loext:opacity="100%" style:text-underline-style="none" officeooo:paragraph-rsid="001a0c1d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a0c1d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color="#000000" loext:opacity="100%" style:font-name="Times New Roman" fo:font-size="12pt" style:text-underline-style="none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color="#000000" loext:opacity="100%" style:text-underline-style="none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a0c1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style:text-underline-style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Times New Roman" fo:font-size="12pt" fo:font-style="normal" style:text-underline-style="none" fo:font-weight="normal" officeooo:paragraph-rsid="001a0c1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.1043in" fo:margin-right="0.1043in" fo:margin-top="0.1043in" fo:margin-bottom="0.1043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size-complex="12pt"/>
    </style:style>
    <style:style style:name="P24" style:family="paragraph" style:parent-style-name="Text_20_body">
      <style:paragraph-properties fo:margin-left="0.1043in" fo:margin-right="0.1043in" fo:margin-top="0.1043in" fo:margin-bottom="0.1043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style:text-underline-style="none" style:font-size-asian="12pt" style:font-size-complex="12pt"/>
    </style:style>
    <style:style style:name="T1" style:family="text">
      <style:text-properties fo:font-variant="normal" fo:text-transform="none" fo:color="#001a1e" loext:opacity="100%" fo:letter-spacing="normal" fo:font-style="normal"/>
    </style:style>
    <style:style style:name="T2" style:family="text">
      <style:text-properties fo:font-variant="normal" fo:text-transform="none" fo:color="#001a1e" loext:opacity="100%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1a1e" loext:opacity="100%" fo:letter-spacing="normal" fo:font-style="normal" fo:font-weight="bold" style:font-weight-asian="normal" style:font-weight-complex="normal"/>
    </style:style>
    <style:style style:name="T4" style:family="text">
      <style:text-properties fo:font-variant="normal" fo:text-transform="none" fo:color="#001a1e" loext:opacity="100%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001a1e" loext:opacity="100%" style:font-name="Times New Roman" fo:font-size="16pt" fo:letter-spacing="normal" fo:font-style="normal" fo:font-weight="bold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001a1e" loext:opacity="100%" fo:font-size="16pt" fo:letter-spacing="normal" fo:font-style="normal" fo:font-weight="bold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1a1e" loext:opacity="100%" fo:font-size="16pt" fo:letter-spacing="normal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9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10" style:family="text">
      <style:text-properties fo:font-variant="normal" fo:text-transform="none" fo:color="#212529" loext:opacity="100%" fo:font-size="11.25pt" fo:letter-spacing="normal" fo:font-style="normal" fo:font-weight="normal"/>
    </style:style>
    <style:style style:name="T11" style:family="text">
      <style:text-properties fo:font-variant="normal" fo:text-transform="none" fo:color="#212529" loext:opacity="100%" fo:font-size="11.25pt" fo:letter-spacing="normal" fo:font-style="normal" fo:font-weight="bold"/>
    </style:style>
    <style:style style:name="T12" style:family="text">
      <style:text-properties fo:font-variant="normal" fo:text-transform="none" fo:color="#212529" loext:opacity="100%" style:font-name="Times New Roman" fo:font-size="11.25pt" fo:letter-spacing="normal" fo:font-style="normal" fo:font-weight="normal"/>
    </style:style>
    <style:style style:name="T13" style:family="text">
      <style:text-properties fo:font-variant="normal" fo:text-transform="none" fo:color="#212529" loext:opacity="100%" style:font-name="Times New Roman" fo:font-size="11.25pt" fo:letter-spacing="normal" fo:font-style="normal" fo:font-weight="bold"/>
    </style:style>
    <style:style style:name="T14" style:family="text">
      <style:text-properties fo:font-variant="normal" fo:text-transform="none" fo:color="#212529" loext:opacity="100%" style:font-name="Times New Roman" fo:letter-spacing="normal"/>
    </style:style>
    <style:style style:name="T15" style:family="text">
      <style:text-properties fo:font-variant="normal" fo:text-transform="none" fo:color="#212529" loext:opacity="100%" style:font-name="Times New Roman" fo:letter-spacing="normal" fo:font-style="normal" fo:font-weight="normal"/>
    </style:style>
    <style:style style:name="T16" style:family="text">
      <style:text-properties fo:font-variant="normal" fo:text-transform="none" fo:color="#212529" loext:opacity="100%" style:font-name="Times New Roman" fo:letter-spacing="normal" fo:font-style="normal" fo:font-weight="bold"/>
    </style:style>
    <style:style style:name="T17" style:family="text"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12529" loext:opacity="100%" style:font-name="Times New Roman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212529" loext:opacity="100%" style:font-name="Times New Roman" fo:font-size="12pt" fo:letter-spacing="normal" style:font-size-asian="12pt" style:font-size-complex="12pt"/>
    </style:style>
    <style:style style:name="T20" style:family="text">
      <style:text-properties fo:font-variant="normal" fo:text-transform="none" fo:color="#212529" loext:opacity="100%" fo:letter-spacing="normal"/>
    </style:style>
    <style:style style:name="T21" style:family="text">
      <style:text-properties fo:font-variant="normal" fo:text-transform="none" fo:color="#0f6fc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f6fc5" loext:opacity="100%" style:text-line-through-style="none" style:text-line-through-type="none" fo:font-size="11.25pt" fo:letter-spacing="norm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f6fc5" loext:opacity="100%" style:text-line-through-style="none" style:text-line-through-type="none" style:font-name="Times New Roman" fo:font-size="11.25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f6fc5" loext:opacity="100%" style:text-line-through-style="none" style:text-line-through-type="none" style:font-name="Times New Roman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f6fc5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style:text-line-through-style="none" style:text-line-through-type="none" fo:font-size="12pt" fo:letter-spacing="normal" fo:font-style="normal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style:text-line-through-style="none" style:text-line-through-type="none" style:font-name="Times New Roman" fo:font-size="12pt" fo:letter-spacing="normal" fo:font-style="normal" fo:font-weight="normal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style:font-name="Times New Roman" fo:font-size="12pt" fo:letter-spacing="normal" fo:font-weight="normal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style:font-name="Times New Roman" fo:font-size="12pt" fo:letter-spacing="normal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d3d3d" loext:opacity="100%" style:font-name="arial" fo:font-size="12.75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3d3d3d" loext:opacity="100%" style:font-name="arial" fo:font-size="12.75pt" fo:letter-spacing="normal" fo:font-style="normal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style:font-name="Times New Roman" fo:font-size="12pt" fo:letter-spacing="normal" fo:font-style="normal" fo:font-weight="normal" officeooo:rsid="001a0c1d" style:font-size-asian="12pt" style:font-size-complex="12pt"/>
    </style:style>
    <style:style style:name="T36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37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38" style:family="text">
      <style:text-properties fo:font-variant="normal" fo:text-transform="none" style:font-name="Times New Roman" fo:font-size="12pt" fo:letter-spacing="normal" fo:font-weight="normal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font-weight="bold" style:font-size-asian="12pt" style:font-size-complex="12pt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letter-spacing="normal" fo:font-style="normal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4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5" style:family="text">
      <style:text-properties fo:font-variant="normal" fo:text-transform="none" fo:letter-spacing="normal" fo:font-weight="bold" style:font-weight-asian="normal" style:font-weight-complex="normal"/>
    </style:style>
    <style:style style:name="T46" style:family="text">
      <style:text-properties fo:font-variant="normal" fo:text-transform="none" fo:letter-spacing="normal" fo:font-weight="bold" style:font-weight-asian="bold" style:font-weight-complex="bold"/>
    </style:style>
    <style:style style:name="T47" style:family="text">
      <style:text-properties fo:font-variant="normal" fo:text-transform="none" fo:letter-spacing="normal" fo:font-weight="normal" style:font-weight-asian="normal" style:font-weight-complex="normal"/>
    </style:style>
    <style:style style:name="T48" style:family="text">
      <style:text-properties fo:color="#001a1e" loext:opacity="100%"/>
    </style:style>
    <style:style style:name="T49" style:family="text">
      <style:text-properties fo:color="#001a1e" loext:opacity="100%" style:font-name="Times New Roman" fo:font-size="16pt" style:font-size-asian="16pt" style:font-weight-asian="normal" style:font-size-complex="16pt" style:font-weight-complex="normal"/>
    </style:style>
    <style:style style:name="T50" style:family="text">
      <style:text-properties fo:color="#001a1e" loext:opacity="100%" fo:font-size="16pt" style:font-size-asian="16pt" style:font-weight-asian="normal" style:font-size-complex="16pt" style:font-weight-complex="normal"/>
    </style:style>
    <style:style style:name="T51" style:family="text">
      <style:text-properties fo:color="#001a1e" loext:opacity="100%" style:font-weight-asian="normal" style:font-weight-complex="normal"/>
    </style:style>
    <style:style style:name="T52" style:family="text">
      <style:text-properties style:font-name="apple-system" fo:font-size="11.25pt" fo:font-style="normal" fo:font-weight="normal"/>
    </style:style>
    <style:style style:name="T53" style:family="text">
      <style:text-properties fo:font-size="11.25pt" fo:font-style="normal" fo:font-weight="normal"/>
    </style:style>
    <style:style style:name="T54" style:family="text">
      <style:text-properties fo:font-style="normal" fo:font-weight="normal"/>
    </style:style>
    <style:style style:name="T55" style:family="text">
      <style:text-properties fo:font-weight="normal"/>
    </style:style>
    <style:style style:name="T56" style:family="text">
      <style:text-properties style:font-name="Times New Roman"/>
    </style:style>
    <style:style style:name="T5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58" style:family="text">
      <style:text-properties style:font-name="Times New Roman" fo:font-size="12pt" style:font-size-asian="12pt" style:font-size-complex="12pt"/>
    </style:style>
    <style:style style:name="T59" style:family="text">
      <style:text-properties fo:font-weight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182607"/>
    </style:style>
    <style:style style:name="T62" style:family="text">
      <style:text-properties fo:color="#000000" loext:opacity="100%" style:text-underline-style="none"/>
    </style:style>
    <style:style style:name="T63" style:family="text">
      <style:text-properties fo:color="#000000" loext:opacity="100%" style:font-name="Times New Roman" fo:font-size="12pt" style:font-size-asian="12pt" style:font-size-complex="12pt"/>
    </style:style>
    <style:style style:name="T64" style:family="text">
      <style:text-properties fo:color="#000000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fo:color="#000000" loext:opacity="100%" style:font-name="Times New Roman" fo:font-size="12pt" style:text-underline-style="none" style:font-size-asian="12pt" style:font-size-complex="12pt"/>
    </style:style>
    <style:style style:name="T66" style:family="text">
      <style:text-properties fo:color="#000000" loext:opacity="100%"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67" style:family="text">
      <style:text-properties fo:color="#000000" loext:opacity="100%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68" style:family="text">
      <style:text-properties fo:color="#000000" loext:opacity="100%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color="#000000" loext:opacity="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fo:font-style="italic"/>
    </style:style>
    <style:style style:name="T72" style:family="text">
      <style:text-properties fo:font-style="italic" style:text-underline-style="solid" style:text-underline-width="auto" style:text-underline-color="font-color" fo:font-weight="bold"/>
    </style:style>
    <style:style style:name="T73" style:family="text">
      <style:text-properties fo:font-style="italic" fo:font-weight="bold"/>
    </style:style>
    <style:style style:name="T74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Логічне проектування бази даних. Етапи та їх характеристика. Спрощення концептуальної моделі.</text:span></text:p>
      <text:p text:style-name="P6"><text:bookmark text:name="yui_3_17_2_1_1622648293819_34"/><text:span text:style-name="T33">Логічне проектування виконується для певної </text:span><text:span text:style-name="T26">моделі даних</text:span><text:span text:style-name="T33">.</text:span></text:p>
      <text:p text:style-name="P15"><text:span text:style-name="T34">Для реляційної </text:span><text:span text:style-name="T28">моделі даних </text:span><text:span text:style-name="T34">логічне проектування полягає в:</text:span></text:p>
      <text:p text:style-name="P17">ü створенні реляційної схеми;</text:p>
      <text:p text:style-name="P17">ü визначенні числа і структури таблиць;</text:p>
      <text:p text:style-name="P20"><text:span text:style-name="T34">ü формуванні</text:span><text:span text:style-name="T35"> </text:span><text:span text:style-name="T28">запит</text:span><text:span text:style-name="T34">ів до БД;</text:span></text:p>
      <text:p text:style-name="P17">ü визначенні типів звітних документів;</text:p>
      <text:p text:style-name="P17">ü розробці алгоритмів обробки інформації;</text:p>
      <text:p text:style-name="P17">ü створенні форм для вводу і редагування даних в БД;</text:p>
      <text:p text:style-name="P11"><text:span text:style-name="T34">ü рішенні цілого ряду інших задач. </text:span></text:p>
      <text:p text:style-name="P11"><text:span text:style-name="T34">Концептуальні моделі (КМ) за певними правилами перетворюються в логічні </text:span><text:span text:style-name="T28">моделі даних</text:span><text:span text:style-name="T34">.</text:span></text:p>
      <text:p text:style-name="P12">Першим кроком спрощення концептуальної моделі є попередні перетворення з метою усунення зв'язків, які є несумісними з реляційною моделлю.</text:p>
      <text:p text:style-name="P12">На цьому етапі виконуються такі операції:</text:p>
      <text:p text:style-name="P24"><text:tab/>− <text:span text:style-name="T54">вилучення двосторонніх зв'язків M:N;</text:span></text:p>
      <text:p text:style-name="P24"><text:tab/>− <text:span text:style-name="T54">вилучення складних зв'язків;</text:span></text:p>
      <text:p text:style-name="P24"><text:tab/>− <text:span text:style-name="T54">вилучення багатозначних атрибутів;</text:span></text:p>
      <text:p text:style-name="P24"><text:tab/>− <text:span text:style-name="T54">вилучення рекурсивних зв'язків;</text:span></text:p>
      <text:p text:style-name="P24"><text:tab/>− <text:span text:style-name="T54">вилучення зв'язків з атрибутами.</text:span></text:p>
      <text:p text:style-name="P23">Перетворення зв’язку " багато до багатьох" виконується шляхом введення проміжної сутності із заміною одного зв'язку M:N двома зв'язками 1:N з новою сутністю.</text:p>
      <text:p text:style-name="P23">Для вилучення складних зв'язків виконуються такі операції:</text:p>
      <text:p text:style-name="P24"><text:tab/>− <text:span text:style-name="T54">у модель вводиться нова сутність;</text:span></text:p>
      <text:p text:style-name="P24"><text:tab/>− <text:span text:style-name="T54">складний зв'язок замінюється бінарними зв'язками "один до багатьох" зі знов <text:tab/>створеною сутністю;</text:span></text:p>
      <text:p text:style-name="P24"><text:tab/>− <text:span text:style-name="T54">кількість бінарних зв'язків дорівнює ступеню складності зв'язку.</text:span></text:p>
      <text:p text:style-name="P23">Якщо в концептуальній моделі даних присутній багатозначний атрибут, то може бути виконана декомпозиція цього атрибуту для визначення деякої сутності.</text:p>
      <text:p text:style-name="P23">Вилучення зв'язків з атрибутами виконується шляхом додавання у модель нової сутності для відношення M:N з атрибутами зв'язку. Для відношення 1:M атрибути зв'язку передаються у сутність "багато" без створення нової сутності.</text:p>
      <text:p text:style-name="P24"><text:span text:style-name="T54">Створений на попередніх етапах набір відношень логічної моделі БД повинен бути перевірений на коректність об'єднання атрибутів у кожному відношенні. Перевірка виконується шляхом застосування до кожного відношення процедури послідовної </text:span><text:soft-page-break/><text:span text:style-name="T54">нормалізації. Нормалізація гарантує, що отримана модель не буде мати протирічь і буде мати мінімальну збитковість.</text:span></text:p>
      <text:p text:style-name="P23">Перевірка полягає в нанесенні безпосередньо на ER-діаграму всіх шляхів, які потрібні для виконання кожної з транзакцій. Якщо таким чином вдається виконати всі транзакції, то перевірка на цьому завершується. У протилежному випадку необхідно повернутися до попередніх етапів і перевірити, а у разі потреби і змінити ті фрагменти моделі, які не відповідають необхідній роботі транзакцій.</text:p>
      <text:p text:style-name="P23">Якщо в результаті перевірки будуть виявлені області, які не беруть безпосередньої участі у роботі транзакцій, то можливо їх вилучення з моделі.</text:p>
      <text:p text:style-name="P14"><text:span text:style-name="T42"/></text:p>
      <text:p text:style-name="P7"><text:span text:style-name="T42">Першим кроком спрощення концептуальної моделі є попередні перетворення з метою усунення зв'язків, які є несумісними з реляційною моделлю.На цьому етапі виконуються такі операції:</text:span></text:p>
      <text:p text:style-name="P23"><text:tab/>- вилучення двосторонніх зв'язків M:N;</text:p>
      <text:p text:style-name="P23"><text:tab/>- вилучення складних зв'язків;</text:p>
      <text:p text:style-name="P23"><text:tab/>- вилучення багатозначних атрибутів;</text:p>
      <text:p text:style-name="P23"><text:tab/>- вилучення рекурсивних зв'язків;</text:p>
      <text:p text:style-name="P23"><text:tab/>- вилучення зв'язків з атрибутами.</text:p>
      <text:p text:style-name="P9"><text:span text:style-name="T58"><text:line-break/></text:span></text:p>
      <text:p text:style-name="P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8:36:31.796116070</meta:creation-date>
    <dc:date>2021-06-02T19:17:20.655994266</dc:date>
    <meta:editing-duration>PT10M8S</meta:editing-duration>
    <meta:editing-cycles>1</meta:editing-cycles>
    <meta:document-statistic meta:table-count="0" meta:image-count="0" meta:object-count="0" meta:page-count="2" meta:paragraph-count="35" meta:word-count="391" meta:character-count="2929" meta:non-whitespace-character-count="2556"/>
    <meta:generator>LibreOffice/7.0.5.2$Linux_X86_64 LibreOffice_project/00$Build-2</meta:generator>
  </office:meta>
</office:document-meta>
</file>